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0e94f" officeooo:paragraph-rsid="0000e94f" style:font-weight-asian="normal" style:font-weight-complex="normal"/>
    </style:style>
    <style:style style:name="P2" style:family="paragraph" style:parent-style-name="Standard">
      <style:text-properties fo:font-weight="normal" officeooo:rsid="0000e94f" officeooo:paragraph-rsid="000153a2" style:font-weight-asian="normal" style:font-weight-complex="normal"/>
    </style:style>
    <style:style style:name="P3" style:family="paragraph" style:parent-style-name="Standard">
      <style:text-properties fo:font-weight="normal" officeooo:rsid="000153a2" officeooo:paragraph-rsid="000153a2" style:font-weight-asian="normal" style:font-weight-complex="normal"/>
    </style:style>
    <style:style style:name="T1" style:family="text">
      <style:text-properties style:font-name="Times new"/>
    </style:style>
    <style:style style:name="T2" style:family="text">
      <style:text-properties style:font-name="Times new" fo:font-weight="bold" officeooo:rsid="0000e94f" style:font-weight-asian="bold" style:font-weight-complex="bold"/>
    </style:style>
    <style:style style:name="T3" style:family="text">
      <style:text-properties style:font-name="Times new" officeooo:rsid="00015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text:span text:style-name="T1">“</text:span><text:span text:style-name="T2">Монекс” ТӨСӨЛ хийгдэх ажлуудын задаргаа</text:span></text:p>
      <text:p text:style-name="Standard"/>
      <text:p text:style-name="P1"><text:span text:style-name="T1">Зочин хэрэглэгч – 1. Вебээс мэдээлэл харна</text:span></text:p>
      <text:p text:style-name="P1"/>
      <text:p text:style-name="P1"><text:span text:style-name="T1">Системийн хэрэглэгч – 1. Демо тоглох</text:span></text:p>
      <text:p text:style-name="P1"><text:span text:style-name="T1"><text:tab/><text:tab/><text:tab/><text:tab/> <text:s/>2. Өөрийн мэдээлэл (CRUD)</text:span></text:p>
      <text:p text:style-name="P1"><text:span text:style-name="T1"><text:tab/><text:tab/><text:tab/><text:tab/> <text:s/>3. Тэмцээнд бүртгүүлэх</text:span></text:p>
      <text:p text:style-name="P1"><text:span text:style-name="T1"><text:tab/><text:tab/><text:tab/><text:tab/> <text:s/>4. Тэмцээнд оролцсон түүх</text:span></text:p>
      <text:p text:style-name="P1"><text:span text:style-name="T1"><text:tab/><text:tab/><text:tab/><text:tab/> <text:s/>5. Тэмцээний мэдээлэл</text:span></text:p>
      <text:p text:style-name="P1"><text:tab/></text:p>
      <text:p text:style-name="P1"><text:span text:style-name="T1">Тэмцээний хэрэглэгч – 1. Тэмцээний платформ</text:span></text:p>
      <text:p text:style-name="P1"/>
      <text:p text:style-name="P1"><text:span text:style-name="T1">Санхүү – 1. Тэмцээний хэрэглэгчийн тэмцээний бүртгэл харна</text:span></text:p>
      <text:p text:style-name="P1"><text:span text:style-name="T1"><text:tab/> <text:s text:c="5"/>2. Нэвтрэх нэр олгох/цуцлах</text:span></text:p>
      <text:p text:style-name="P1"/>
      <text:p text:style-name="P1"><text:span text:style-name="T1">Менежер – 1. Системийн хэрэглэгчдийг харах</text:span></text:p>
      <text:p text:style-name="P1"><text:span text:style-name="T1"><text:tab/><text:tab/>2. Тэмцээн (CRUD)</text:span></text:p>
      <text:p text:style-name="P1"><text:span text:style-name="T1"><text:tab/><text:tab/>3. Тэмцээний ангилал (CRUD)</text:span></text:p>
      <text:p text:style-name="P1"><text:span text:style-name="T1"><text:tab/><text:tab/>4. Ялагч тодруулах (PDF export)</text:span></text:p>
      <text:p text:style-name="P1"><text:span text:style-name="T1"><text:tab/><text:tab/>5. Хэрэглэгч нэмнэ (санхүү, менежер, админ, эзэмшигч)</text:span></text:p>
      <text:p text:style-name="P1"><text:span text:style-name="T3"><text:tab/><text:tab/>6. Вебэд мэдээ оруулна (CRUD)</text:span></text:p>
      <text:p text:style-name="P1"><text:span text:style-name="T3"><text:tab/><text:tab/>7. Filter</text:span></text:p>
      <text:p text:style-name="P1"/>
      <text:p text:style-name="P3"><text:span text:style-name="T1">Админ – 1. Вебэд мэдээ оруулна</text:span></text:p>
      <text:p text:style-name="P3"/>
      <text:p text:style-name="P3"><text:span text:style-name="T1">Эзэмшигч – 1. Тэмцээний зэрэглэл (select)</text:span></text:p>
      <text:p text:style-name="P1"><text:span text:style-name="T1"><text:tab/><text:tab/> </text:span><text:span text:style-name="T3">2. Тэмцээн (select)</text:span><text:span text:style-name="T1"><text:tab/><text:tab/></text:span></text:p>
      <text:p text:style-name="P1"><text:span text:style-name="T3"><text:tab/><text:tab/> 3. Тэмцээний явц (select)</text:span></text:p>
      <text:p text:style-name="P1"><text:span text:style-name="T3"><text:tab/><text:tab/> 4. Тэмцээний бүртгэл (select)</text:span></text:p>
      <text:p text:style-name="P2"><text:span text:style-name="T3"><text:tab/><text:tab/> 5. Дансний мэдээлэл <text:s/>(select)</text:span></text:p>
      <text:p text:style-name="P2"><text:span text:style-name="T3"><text:tab/><text:tab/> 6. Нийт орлого/зардал (select)</text:span></text:p>
      <text:p text:style-name="P1"><text:span text:style-name="T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2:42:55.896149094</meta:creation-date>
    <dc:date>2016-02-15T13:03:50.757112093</dc:date>
    <meta:editing-duration>PT8M8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26" meta:word-count="106" meta:character-count="836" meta:non-whitespace-character-count="660"/>
  </office:meta>
</office:document-meta>
</file>